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9f39" officeooo:paragraph-rsid="00059f39"/>
    </style:style>
    <style:style style:name="P2" style:family="paragraph" style:parent-style-name="Standard">
      <style:text-properties officeooo:rsid="0006dea1" officeooo:paragraph-rsid="0006dea1"/>
    </style:style>
    <style:style style:name="P3" style:family="paragraph" style:parent-style-name="Standard">
      <style:text-properties officeooo:rsid="0006fc44" officeooo:paragraph-rsid="0006fc44"/>
    </style:style>
    <style:style style:name="T1" style:family="text">
      <style:text-properties officeooo:rsid="00059f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ការដំឡើងនៃ Desktop​ <text:s/>Compute</text:p>
      <text:p text:style-name="Standard"/>
      <text:p text:style-name="Standard"><text:span text:style-name="T1">1. </text:span>ជំហានដំបូងដើម្បីដំឡើងកុំព្យទ័រយើង</text:p>
      <text:p text:style-name="Standard">ត្រូវមានគ្រឿងបន្លា ស់ សម្ភា រះនិង ផ្នែក</text:p>
      <text:p text:style-name="Standard">ផ្សេងៗនៃ Computer ជាមុនសិន</text:p>
      <text:p text:style-name="P1">2. Case Computer គឺជាសំបកខាងក្រៅរបស់កុំព្យទ័រ។ គេប្រើ case សម្រាប់ផកនូ</text:p>
      <text:p text:style-name="P1">វ <text:s/>Motherboard, Hard Drives, Cd Drives...,ជាដើម។</text:p>
      <text:p text:style-name="P1">3.Power Supply គឺជាដុំថាមពលប្រើសម្រាប់បំលែងចរន្តអគ្គិសនី AC ទៅជាវល</text:p>
      <text:p text:style-name="P1">DC ដែលមានចរន្តអគ្គិសនីទាបសម្រាប់សមាសធាតុខាងក្នុងរបស់កុំព្យូទ័រ។</text:p>
      <text:p text:style-name="P1">4. CPU ជាគឺជាខួរក្បាលនៃកុំព្យូទ័រ ។ វាអាចហៅម្យ៉ា ងទៀតថា</text:p>
      <text:p text:style-name="P1">Microprocessor ។ វាជាអ្នកដំណើ រការទិន្នន័យ និងពាក្យ</text:p>
      <text:p text:style-name="P1">បញ្ជា (instructions)។ វាក៏ត្រួតពិនិត្យប្រតិបត្តិការនៃផ្នែក</text:p>
      <text:p text:style-name="P1">ផ្សេងទៀតនៃកុំព្យូទ័រផងដែរ ។ នៅក្នុងស៊ីភីយូមួយមានសំខាន់</text:p>
      <text:p text:style-name="P1">ដូចជា CU, ALU និង Register(AX,BX,CX,DX )</text:p>
      <text:p text:style-name="P1">5. <text:s/>RAM ជាការចងចាំរយៈពេលខ្លីនូវទិន្នន័យ និងពាក្យ</text:p>
      <text:p text:style-name="P1">បញ្ជា ពេលយើងកំពុងប្រើកុំព្យូទ័រ ។ វាបំរើពាក្យ</text:p>
      <text:p text:style-name="P1">បញ្ជា និងទិន្នន័យអោយCPU ពេលវាធ្វើ</text:p>
      <text:p text:style-name="P1">មួយ ។</text:p>
      <text:p text:style-name="P1">6. <text:s/>Adapter Cards (ត្រូវបានគេស្គា ល់ថាជា</text:p>
      <text:p text:style-name="P1">Sound Card Expansion card) គឺជាបន្ទះសៀគ្វីដែល</text:p>
      <text:p text:style-name="P1">អ្នកដំឡើងទៅក្នុងកុំព្យូទ័រដើម្បីបង្កើនNetwork Interface Card</text:p>
      <text:p text:style-name="P1">សមត្ថភាពរបស់កុំព្យូទ័រនោះ។</text:p>
      <text:p text:style-name="P1">7. <text:s/>Cables គឺជាខ្សែមួយឬច្រើនដែលគ្របដណ្តប់នៅក្នងប្លា ស្ទិចដែលមាននាទី</text:p>
      <text:p text:style-name="P1">បញូ្ជ នថាមពលឬទិន្នន័យរវាងឧបករណ៍មួយទៅឧបករណ៍មួយទៀត។</text:p>
      <text:p text:style-name="P1">8. <text:s/>ការដំឡើង RAM (random access memory: </text:p>
      <text:p text:style-name="P1">ដំបូងយើងបើកសន្ទះជើងទម្រ RAM ដែលមាននៅលើ Motherboard បន្ទា ប់មកកាន់ RAM ដោយប្រុងប្រយ័តដោយមិនត្រូវឲ ធ្លា ក់និងមិនគួរប៉ះមុខរបស់វាទេ ហើយដាក់វាចូលទៅក្នុងជើងទម្ររបស់RAM ឲ្យបានត្រឹមត្រូវ និងបិទសន្ទះជើងទម្រ RAM វញជាការស្រេច។</text:p>
      <text:p text:style-name="P2">9 . ការបើក​តំឡើង Power Supply :</text:p>
      <text:p text:style-name="P2">ការតំឡើង Power Supply</text:p>
      <text:p text:style-name="P2">o ដំបូងអ្នកត្រូវ​ស្វែងរកកន្លែងជាក់លាក់មួយសម្រាប់</text:p>
      <text:p text:style-name="P2">ការដាក់បញ្ចូ ល Power Supply</text:p>
      <text:p text:style-name="P2">o ដាក់​Power Supply ឲ្យត្រូវទីតាំង​នៃ Case</text:p>
      <text:p text:style-name="P2">o ត្រូវប្រាកដថាវសទាំ</text:p>
      <text:p text:style-name="P2">ងអស់សិតនៅនឹងកន្លែងហើយរ ឹតបន្តឹងឲ្យបានត្រឹមត្រូវ</text:p>
      <text:p text:style-name="P2">o ប្រើខ្សែដើម្បីការពារខ្សែកាបទាំងអស់ដើម្បីកុំឲ្យ</text:p>
      <text:p text:style-name="P2">ចេញក្រៅ។</text:p>
      <text:p text:style-name="Standard"/>
      <text:p text:style-name="P2">10. ដំឡើង CPU, Heatsink ហើយនិង Fan Assembly:</text:p>
      <text:p text:style-name="P2"><text:s/>ដំឡើង CPU និងឧបករណ៍កម្តៅ និងបង្គំកង្ហា រនៅលើ Motherboard មុនពេល Motherboard ត្រូវដាក់កុ្នង Case កុំព្យូទ័រ CPU and Motherboard ងាយរងការខូចខាត ពីការឆ្លងចរន្ដអគ្គីសនី។ ដំបូងយើង<text:soft-page-break/>ចាប់បើកសន្ទះសម្រាប់ដាក់ CPU ដែលមាននៅលើ Motherboard។ បន្ទា ប់មកយក CPU ចេញពីប្រអប់ដោយប្រុងប្រយ័ត្ននិងមិនត្រូវយកដៃប៉ះផ្ទៃខាងក្រោម របស់ CPU ទេ។​ដាក់ CPU ចូលឲ្យត្រូវតាម</text:p>
      <text:p text:style-name="P2">ទម្រង់របស់សន្ទះសម្រាប់CPU ហើយបិទ</text:p>
      <text:p text:style-name="P2">សន្ទះដែកជាការស្រេច។</text:p>
      <text:p text:style-name="P3">11. ការដំឡើង Internal Drive:</text:p>
      <text:p text:style-name="P3">ត្រូវទុកចន្លោ ះខ្លះអោយ Drive ដើម្បីងាយស្រួលដំឡើង Drive បានច្រើនទៀត។ The Empty bay ត្រូវតែស៊ីគ្នា នឹងទំហំរបស់ Drive ដំឡើង Drive នៅក្នុង Slot​ Drive ដែលមាននៅក្នុង Case ។ បន្ទា ប់មកមួលវសភ្ចាប់ជាការស្រេច។ដើម្បីដាក់ Hard drive អោយបានច្រើនចូលទៅក្នុង Case គឺយើងត្រូវការ Motherboard ណាដែលមានជើងសម្រាប់ តភ្ជា ប់ Hard drive បានច្រើន។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08:29:51.386712284</meta:creation-date>
    <dc:date>2023-07-11T08:47:28.690735832</dc:date>
    <meta:editing-duration>PT6M2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40" meta:word-count="188" meta:character-count="1742" meta:non-whitespace-character-count="1356"/>
  </office:meta>
</office:document-meta>
</file>